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002c5" officeooo:paragraph-rsid="000002c5"/>
    </style:style>
    <style:style style:name="P2" style:family="paragraph" style:parent-style-name="Standard" style:list-style-name="L1">
      <style:text-properties officeooo:rsid="000002c5" officeooo:paragraph-rsid="0000558b"/>
    </style:style>
    <style:style style:name="P3" style:family="paragraph" style:parent-style-name="Standard" style:list-style-name="L1">
      <style:text-properties officeooo:rsid="0000558b" officeooo:paragraph-rsid="0000558b"/>
    </style:style>
    <style:style style:name="P4" style:family="paragraph" style:parent-style-name="Standard" style:list-style-name="L1">
      <style:text-properties officeooo:rsid="0001d354" officeooo:paragraph-rsid="0001d354"/>
    </style:style>
    <style:style style:name="T1" style:family="text">
      <style:text-properties officeooo:rsid="000055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7060605" text:style-name="L1">
        <text:list-item>
          <text:p text:style-name="P1">Registration – backend</text:p>
          <text:list>
            <text:list-item>
              <text:p text:style-name="P1">after registration create an email-id with following contraints</text:p>
              <text:list>
                <text:list-item>
                  <text:p text:style-name="P1">combine first letter from first name and full last name</text:p>
                </text:list-item>
                <text:list-item>
                  <text:p text:style-name="P1">example</text:p>
                  <text:list>
                    <text:list-item>
                      <text:p text:style-name="P1">If user registers with first name Rohan and last name Arora his username would be – rarora...</text:p>
                    </text:list-item>
                    <text:list-item>
                      <text:p text:style-name="P1">If user registers with first name Ganesh and last name Londhe his username would be – glondhe...</text:p>
                    </text:list-item>
                  </text:list>
                </text:list-item>
                <text:list-item>
                  <text:p text:style-name="P3">How to create a password</text:p>
                </text:list-item>
                <text:list-item>
                  <text:p text:style-name="P2">Password must contain</text:p>
                  <text:list>
                    <text:list-item>
                      <text:p text:style-name="P2">At-least 8 characters</text:p>
                    </text:list-item>
                    <text:list-item>
                      <text:p text:style-name="P2">two or more alphabets</text:p>
                      <text:list>
                        <text:list-item>
                          <text:p text:style-name="P2">one of them should be in upper-case</text:p>
                        </text:list-item>
                        <text:list-item>
                          <text:p text:style-name="P2">one of them should be in lower-case</text:p>
                        </text:list-item>
                      </text:list>
                    </text:list-item>
                    <text:list-item>
                      <text:p text:style-name="P2">at-least one special charac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Login</text:p>
          <text:list>
            <text:list-item>
              <text:p text:style-name="P1">username – as described in the registration example</text:p>
            </text:list-item>
            <text:list-item>
              <text:p text:style-name="P1">password - </text:p>
            </text:list-item>
            <text:list-item>
              <text:p text:style-name="P1">While login <text:span text:style-name="T1">check if the email and password is correct</text:span></text:p>
            </text:list-item>
            <text:list-item>
              <text:p text:style-name="P3">Current password shouldn’t match with last three passwords entered by user</text:p>
            </text:list-item>
            <text:list-item>
              <text:p text:style-name="P3">For change password</text:p>
            </text:list-item>
            <text:list-item>
              <text:p text:style-name="P3">Store and check last three passwords</text:p>
              <text:list>
                <text:list-item>
                  <text:p text:style-name="P3">get current password from user’s table if user is changing his password for the first time</text:p>
                </text:list-item>
                <text:list-item>
                  <text:p text:style-name="P3">if it is second or third time then check last three passwords</text:p>
                </text:list-item>
                <text:list-item>
                  <text:p text:style-name="P3">from User’s table and resetPassword table</text:p>
                </text:list-item>
              </text:list>
            </text:list-item>
            <text:list-item>
              <text:p text:style-name="P3">If credentials are incorrect ask user to reset his credentials from administration</text:p>
            </text:list-item>
            <text:list-item>
              <text:p text:style-name="P4">See login_check.txt for code snippet and modify the sam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3:47:40.880872531</meta:creation-date>
    <dc:date>2020-03-28T14:11:47.568679618</dc:date>
    <meta:editing-duration>PT3M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206" meta:character-count="1129" meta:non-whitespace-character-count="968"/>
  </office:meta>
</office:document-meta>
</file>